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04a" officeooo:paragraph-rsid="0009b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21:45.846256240</meta:creation-date>
    <dc:date>2016-09-21T13:22:10.23942706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4.2.8.2$Linux_X86_64 LibreOffice_project/420m0$Build-2</meta:generator>
  </office:meta>
</office:document-meta>
</file>